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cm" fo:min-width="4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1cm" fo:min-width="4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11cm" fo:min-width="4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1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01cm" fo:min-width="4.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11cm" fo:min-width="4.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86cm" fo:min-width="4.1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81cm" fo:min-width="4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/>
    </style:style>
    <style:style style:name="P3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fffff"/>
      <style:paragraph-properties fo:text-align="center"/>
      <style:text-properties fo:font-size="14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4pt" fo:font-style="italic" style:font-style-asian="italic" style:font-style-complex="italic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weight="normal" style:font-weight-asian="normal" style:font-weight-complex="normal"/>
    </style:style>
    <style:style style:name="T9" style:family="text"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4.6cm" svg:height="0.76cm" svg:x="8.7cm" svg:y="10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4.6cm" svg:height="0.76cm" svg:x="8.7cm" svg:y="11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6cm" svg:height="0.76cm" svg:x="8.7cm" svg:y="11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2.54cm">
          <text:p text:style-name="P1"><text:span text:style-name="T1">c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6cm" svg:height="1.76cm" svg:x="8.7cm" svg:y="8.5cm">
          <text:p text:style-name="P1"><text:span text:style-name="T2">address_upstream</text:span><text:span text:style-name="T2"><text:line-break/></text:span><text:span text:style-name="T3">145.100.185.15</text:span></text:p>
          <text:p text:style-name="P1"><text:span text:style-name="T4">+tsig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2.8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6cm" svg:height="0.76cm" svg:x="23.2cm" svg:y="3.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cm" svg:height="0.76cm" svg:x="23.2cm" svg:y="4.3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5.14cm">
          <text:p text:style-name="P1"><text:span text:style-name="T1">ca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6cm" svg:x="23.2cm" svg:y="1.5cm">
          <text:p text:style-name="P1"><text:span text:style-name="T2">upstreams</text:span><text:span text:style-name="T2"><text:line-break/></text:span><text:span text:style-name="T4">+current[16]</text:span><text:span text:style-name="T2"><text:line-break/></text:span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.7cm" svg:y="18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6cm" svg:height="0.76cm" svg:x="2.7cm" svg:y="19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.7cm" svg:y="19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2.7cm" svg:y="20.54cm">
          <text:p text:style-name="P1"><text:span text:style-name="T5">cap</text:span><text:span text:style-name="T1"><text:line-break/></text:span><text:span text:style-name="T6">stateless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4.6cm" svg:height="1.26cm" svg:x="2.7cm" svg:y="17cm">
          <text:p text:style-name="P1"><text:span text:style-name="T2">ud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8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6cm" svg:height="0.76cm" svg:x="8.7cm" svg:y="19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8.7cm" svg:y="19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8.7cm" svg:y="20.54cm">
          <text:p text:style-name="P1"><text:span text:style-name="T5">cap</text:span><text:span text:style-name="T1"><text:line-break/></text:span><text:span text:style-name="T6">statefull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1.26cm" svg:x="8.7cm" svg:y="17cm">
          <text:p text:style-name="P1"><text:span text:style-name="T2">tc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14.7cm" svg:y="18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6cm" svg:height="0.76cm" svg:x="14.7cm" svg:y="19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14.7cm" svg:y="19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6cm" svg:height="2.36cm" svg:x="14.7cm" svg:y="20.54cm">
          <text:p text:style-name="P1"><text:span text:style-name="T5">cap</text:span><text:span text:style-name="T8"><text:line-break/></text:span><text:span text:style-name="T9">statefull</text:span><text:span text:style-name="T9"><text:line-break/></text:span><text:span text:style-name="T9">encrypted</text:span><text:span text:style-name="T9"><text:line-break/></text:span><text:span text:style-name="T9">resolv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14.7cm" svg:y="16.5cm">
          <text:p text:style-name="P1"><text:span text:style-name="T2">tls_upstream</text:span><text:span text:style-name="T2"><text:line-break/></text:span><text:span text:style-name="T4">+credentials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7.3cm" svg:y1="19.4cm" svg:x2="8.7cm" svg:y2="19.4cm" draw:start-shape="id1" draw:start-glue-point="1" draw:end-shape="id2" draw:end-glue-point="3" svg:d="M7300 19400h1400" svg:viewBox="0 0 1401 1">
          <text:p/>
        </draw:connector>
        <draw:connector draw:style-name="gr7" draw:text-style-name="P5" draw:layer="layout" draw:type="line" svg:x1="13.3cm" svg:y1="19.4cm" svg:x2="14.7cm" svg:y2="19.4cm" draw:start-shape="id2" draw:start-glue-point="1" draw:end-shape="id3" draw:end-glue-point="3" svg:d="M13300 19400h1400" svg:viewBox="0 0 1401 1">
          <text:p/>
        </draw:connector>
        <draw:connector draw:style-name="gr7" draw:text-style-name="P5" draw:layer="layout" draw:type="curve" draw:line-skew="1.474cm 5.081cm -0.974cm" svg:x1="19.3cm" svg:y1="19.4cm" svg:x2="2.7cm" svg:y2="19.4cm" draw:start-shape="id3" draw:start-glue-point="1" draw:end-shape="id1" draw:end-glue-point="3" svg:d="M19300 19400c2962 0 1975 4200-8050 4200s-10762-4200-8550-4200" svg:viewBox="0 0 19092 4201">
          <text:p/>
        </draw:connector>
        <draw:connector draw:style-name="gr7" draw:text-style-name="P5" draw:layer="layout" draw:type="line" svg:x1="8.7cm" svg:y1="12.16cm" svg:x2="5cm" svg:y2="17cm" draw:start-shape="id4" draw:start-glue-point="3" draw:end-shape="id5" draw:end-glue-point="0" svg:d="M8700 12160l-3700 4840" svg:viewBox="0 0 3701 4841">
          <text:p/>
        </draw:connector>
        <draw:connector draw:style-name="gr7" draw:text-style-name="P5" draw:layer="layout" draw:type="curve" draw:line-skew="1.274cm 3.681cm -1.174cm" svg:x1="27.8cm" svg:y1="4cm" svg:x2="23.2cm" svg:y2="4cm" draw:start-shape="id6" draw:start-glue-point="1" draw:end-shape="id6" draw:end-glue-point="3" svg:d="M27800 4000c2662 0 1775 2800-2250 2800s-4862-2800-2350-2800" svg:viewBox="0 0 7543 2801">
          <text:p/>
        </draw:connector>
        <draw:connector draw:style-name="gr7" draw:text-style-name="P5" draw:layer="layout" draw:type="line" svg:x1="23.2cm" svg:y1="4.76cm" svg:x2="11cm" svg:y2="8.5cm" draw:start-shape="id7" draw:start-glue-point="3" draw:end-shape="id8" draw:end-glue-point="0" svg:d="M23200 4760l-12200 3740" svg:viewBox="0 0 12201 3741">
          <text:p/>
        </draw:connector>
        <draw:custom-shape draw:style-name="gr1" draw:text-style-name="P2" draw:layer="layout" svg:width="4.6cm" svg:height="0.76cm" svg:x="29.935cm" svg:y="18.7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" draw:id="id23" draw:layer="layout" svg:width="4.6cm" svg:height="0.76cm" svg:x="29.935cm" svg:y="19.5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6cm" svg:height="0.76cm" svg:x="29.935cm" svg:y="20.2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1.04cm">
          <text:p text:style-name="P1"><text:span text:style-name="T1">c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4.6cm" svg:height="1.76cm" svg:x="29.935cm" svg:y="17cm">
          <text:p text:style-name="P1"><text:span text:style-name="T2">address_upstream</text:span><text:span text:style-name="T2"><text:line-break/></text:span><text:span text:style-name="T3">9.9.9.9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9.8cm" svg:y="10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5" draw:id="id25" draw:layer="layout" svg:width="4.6cm" svg:height="0.76cm" svg:x="39.8cm" svg:y="11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6cm" svg:height="0.76cm" svg:x="39.8cm" svg:y="11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6cm" svg:height="1.036cm" svg:x="39.8cm" svg:y="12.54cm">
          <text:p text:style-name="P1"><text:span text:style-name="T10">c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39.8cm" svg:y="8.5cm">
          <text:p text:style-name="P1"><text:span text:style-name="T2">named_upstream</text:span><text:span text:style-name="T2"><text:line-break/></text:span><text:span text:style-name="T11">dns.quad9.net</text:span><text:span text:style-name="T2"><text:line-break/></text:span><text:span text:style-name="T4">+ts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9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6cm" svg:height="0.76cm" svg:x="23.9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9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2.36cm" svg:x="23.935cm" svg:y="27.84cm">
          <text:p text:style-name="P1"><text:span text:style-name="T5">cap</text:span><text:span text:style-name="T1"><text:line-break/></text:span><text:span text:style-name="T6">stateless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4.6cm" svg:height="1.26cm" svg:x="23.935cm" svg:y="24.3cm">
          <text:p text:style-name="P1"><text:span text:style-name="T2">ud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4.6cm" svg:height="0.76cm" svg:x="29.9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9.9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2.36cm" svg:x="29.935cm" svg:y="27.84cm">
          <text:p text:style-name="P1"><text:span text:style-name="T5">cap</text:span><text:span text:style-name="T1"><text:line-break/></text:span><text:span text:style-name="T6">statefull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1.26cm" svg:x="29.935cm" svg:y="24.3cm">
          <text:p text:style-name="P1"><text:span text:style-name="T2">tc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5.9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6cm" svg:height="0.76cm" svg:x="35.9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35.9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2.46cm" svg:x="35.935cm" svg:y="27.84cm">
          <text:p text:style-name="P1"><text:span text:style-name="T5">cap</text:span><text:span text:style-name="T8"><text:line-break/></text:span><text:span text:style-name="T9">statefull</text:span><text:span text:style-name="T9"><text:line-break/></text:span><text:span text:style-name="T9">encrypted</text:span><text:span text:style-name="T9"><text:line-break/></text:span><text:span text:style-name="T9">resolv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35.935cm" svg:y="23.8cm">
          <text:p text:style-name="P1"><text:span text:style-name="T2">tls_upstream</text:span><text:span text:style-name="T2"><text:line-break/></text:span><text:span text:style-name="T4">+credentials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8.535cm" svg:y1="26.7cm" svg:x2="29.935cm" svg:y2="26.7cm" draw:start-shape="id9" draw:start-glue-point="1" draw:end-shape="id10" draw:end-glue-point="3" svg:d="M28535 26700h1400" svg:viewBox="0 0 1401 1">
          <text:p/>
        </draw:connector>
        <draw:connector draw:style-name="gr7" draw:text-style-name="P5" draw:layer="layout" draw:type="line" svg:x1="34.535cm" svg:y1="26.7cm" svg:x2="35.935cm" svg:y2="26.7cm" draw:start-shape="id10" draw:start-glue-point="1" draw:end-shape="id11" draw:end-glue-point="3" svg:d="M34535 26700h1400" svg:viewBox="0 0 1401 1">
          <text:p/>
        </draw:connector>
        <draw:connector draw:style-name="gr7" draw:text-style-name="P5" draw:layer="layout" draw:type="curve" draw:line-skew="1.474cm 5.081cm -0.974cm" svg:x1="40.535cm" svg:y1="26.7cm" svg:x2="23.935cm" svg:y2="26.7cm" draw:start-shape="id11" draw:start-glue-point="1" draw:end-shape="id9" draw:end-glue-point="3" svg:d="M40535 26700c2962 0 1975 4200-8050 4200s-10762-4200-8550-4200" svg:viewBox="0 0 19092 4201">
          <text:p/>
        </draw:connector>
        <draw:connector draw:style-name="gr7" draw:text-style-name="P5" draw:layer="layout" draw:type="line" svg:x1="29.935cm" svg:y1="20.66cm" svg:x2="26.235cm" svg:y2="24.3cm" draw:start-shape="id12" draw:start-glue-point="3" draw:end-shape="id13" draw:end-glue-point="0" svg:d="M29935 20660l-3700 3640" svg:viewBox="0 0 3701 3641">
          <text:p/>
        </draw:connector>
        <draw:connector draw:style-name="gr7" draw:text-style-name="P5" draw:layer="layout" draw:type="line" svg:x1="39.8cm" svg:y1="12.16cm" svg:x2="32.235cm" svg:y2="17cm" draw:start-shape="id14" draw:start-glue-point="3" draw:end-shape="id15" draw:end-glue-point="0" svg:d="M39800 12160l-7565 4840" svg:viewBox="0 0 7566 4841">
          <text:p/>
        </draw:connector>
        <draw:custom-shape draw:style-name="gr1" draw:text-style-name="P2" draw:layer="layout" svg:width="4.6cm" svg:height="0.76cm" svg:x="49.835cm" svg:y="18.7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4" draw:id="id24" draw:layer="layout" svg:width="4.6cm" svg:height="0.76cm" svg:x="49.835cm" svg:y="19.5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6cm" svg:height="0.76cm" svg:x="49.835cm" svg:y="20.2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1.04cm">
          <text:p text:style-name="P1"><text:span text:style-name="T1">c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49.835cm" svg:y="17cm">
          <text:p text:style-name="P1"><text:span text:style-name="T2">address_upstream</text:span><text:span text:style-name="T2"><text:line-break/></text:span><text:span text:style-name="T3">2620:fe::f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3.8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6cm" svg:height="0.76cm" svg:x="43.8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3.8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43.835cm" svg:y="27.84cm">
          <text:p text:style-name="P1"><text:span text:style-name="T5">cap</text:span><text:span text:style-name="T1"><text:line-break/></text:span><text:span text:style-name="T6">stateless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0" draw:id="id20" draw:layer="layout" svg:width="4.6cm" svg:height="1.26cm" svg:x="43.835cm" svg:y="24.3cm">
          <text:p text:style-name="P1"><text:span text:style-name="T2">ud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6cm" svg:height="0.76cm" svg:x="49.8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49.8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cm" svg:height="2.46cm" svg:x="49.835cm" svg:y="27.84cm">
          <text:p text:style-name="P1"><text:span text:style-name="T5">cap</text:span><text:span text:style-name="T1"><text:line-break/></text:span><text:span text:style-name="T6">statefull</text:span><text:span text:style-name="T6"><text:line-break/></text:span><text:span text:style-name="T6">unencrypted</text:span><text:span text:style-name="T6"><text:line-break/></text:span><text:span text:style-name="T6">resolve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6cm" svg:height="1.26cm" svg:x="49.835cm" svg:y="24.3cm">
          <text:p text:style-name="P1"><text:span text:style-name="T2">tcp_upstream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55.835cm" svg:y="25.5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6cm" svg:height="0.76cm" svg:x="55.835cm" svg:y="26.3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55.835cm" svg:y="27.0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2.46cm" svg:x="55.835cm" svg:y="27.84cm">
          <text:p text:style-name="P1"><text:span text:style-name="T5">cap</text:span><text:span text:style-name="T8"><text:line-break/></text:span><text:span text:style-name="T9">statefull</text:span><text:span text:style-name="T9"><text:line-break/></text:span><text:span text:style-name="T9">encrypted</text:span><text:span text:style-name="T9"><text:line-break/></text:span><text:span text:style-name="T9">resolv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55.835cm" svg:y="23.8cm">
          <text:p text:style-name="P1"><text:span text:style-name="T2">tls_upstream</text:span><text:span text:style-name="T2"><text:line-break/></text:span><text:span text:style-name="T4">+credentials</text:span></text:p>
          <text:p text:style-name="P1"><text:span text:style-name="T4">+cookie</text:span><text:span text:style-name="T7"><text:line-break/></text:span><text:span text:style-name="T7"/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48.435cm" svg:y1="26.7cm" svg:x2="49.835cm" svg:y2="26.7cm" draw:start-shape="id16" draw:start-glue-point="1" draw:end-shape="id17" draw:end-glue-point="3" svg:d="M48435 26700h1400" svg:viewBox="0 0 1401 1">
          <text:p/>
        </draw:connector>
        <draw:connector draw:style-name="gr7" draw:text-style-name="P5" draw:layer="layout" draw:type="line" svg:x1="54.435cm" svg:y1="26.7cm" svg:x2="55.835cm" svg:y2="26.7cm" draw:start-shape="id17" draw:start-glue-point="1" draw:end-shape="id18" draw:end-glue-point="3" svg:d="M54435 26700h1400" svg:viewBox="0 0 1401 1">
          <text:p/>
        </draw:connector>
        <draw:connector draw:style-name="gr7" draw:text-style-name="P5" draw:layer="layout" draw:type="curve" draw:line-skew="1.474cm 5.081cm -0.974cm" svg:x1="60.435cm" svg:y1="26.7cm" svg:x2="43.835cm" svg:y2="26.7cm" draw:start-shape="id18" draw:start-glue-point="1" draw:end-shape="id16" draw:end-glue-point="3" svg:d="M60435 26700c2962 0 1975 4200-8050 4200s-10762-4200-8550-4200" svg:viewBox="0 0 19092 4201">
          <text:p/>
        </draw:connector>
        <draw:connector draw:style-name="gr7" draw:text-style-name="P5" draw:layer="layout" draw:type="line" svg:x1="49.835cm" svg:y1="20.66cm" svg:x2="46.135cm" svg:y2="24.3cm" draw:start-shape="id19" draw:start-glue-point="3" draw:end-shape="id20" draw:end-glue-point="0" svg:d="M49835 20660l-3700 3640" svg:viewBox="0 0 3701 3641">
          <text:p/>
        </draw:connector>
        <draw:connector draw:style-name="gr7" draw:text-style-name="P5" draw:layer="layout" draw:type="line" svg:x1="13.3cm" svg:y1="11.4cm" svg:x2="23.2cm" svg:y2="11.4cm" draw:start-shape="id21" draw:start-glue-point="1" draw:end-shape="id22" draw:end-glue-point="3" svg:d="M13300 11400h9900" svg:viewBox="0 0 9901 1">
          <text:p/>
        </draw:connector>
        <draw:connector draw:style-name="gr7" draw:text-style-name="P5" draw:layer="layout" draw:type="line" svg:x1="34.535cm" svg:y1="19.9cm" svg:x2="49.835cm" svg:y2="19.9cm" draw:start-shape="id23" draw:start-glue-point="1" draw:end-shape="id24" draw:end-glue-point="3" svg:d="M34535 19900h15300" svg:viewBox="0 0 15301 1">
          <text:p/>
        </draw:connector>
        <draw:connector draw:style-name="gr7" draw:text-style-name="P5" draw:layer="layout" draw:type="curve" draw:line-skew="1.069cm 3.881cm -0.906cm" svg:x1="54.435cm" svg:y1="19.9cm" svg:x2="29.935cm" svg:y2="19.9cm" draw:start-shape="id24" draw:start-glue-point="1" draw:end-shape="id23" draw:end-glue-point="3" svg:d="M54435 19900c2355 0 1571 3000-12168 3000-13738 0-14442-3000-12332-3000" svg:viewBox="0 0 26425 3001">
          <text:p/>
        </draw:connector>
        <draw:custom-shape draw:style-name="gr1" draw:text-style-name="P2" draw:layer="layout" svg:width="4.6cm" svg:height="0.76cm" svg:x="23.2cm" svg:y="10.26cm">
          <text:p text:style-name="P1"><text:span text:style-name="T1">parent 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" draw:id="id22" draw:layer="layout" svg:width="4.6cm" svg:height="0.76cm" svg:x="23.2cm" svg:y="11.0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76cm" svg:x="23.2cm" svg:y="11.78cm">
          <text:p text:style-name="P1"><text:span text:style-name="T1">childre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cm" svg:height="3.06cm" svg:x="23.2cm" svg:y="12.54cm">
          <text:p text:style-name="P1"><text:span text:style-name="T5">cap</text:span></text:p>
          <text:p text:style-name="P1"><text:span text:style-name="T9">stateless</text:span><text:span text:style-name="T9"><text:line-break/></text:span><text:span text:style-name="T9">stateful</text:span><text:span text:style-name="T9"><text:line-break/></text:span><text:span text:style-name="T9">unencrypted</text:span><text:span text:style-name="T9"><text:line-break/></text:span><text:span text:style-name="T9">encrypt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76cm" svg:x="23.2cm" svg:y="8.5cm">
          <text:p text:style-name="P1"><text:span text:style-name="T2">named_upstream</text:span><text:span text:style-name="T2"><text:line-break/></text:span><text:span text:style-name="T11">dns.quad9.net</text:span><text:span text:style-name="T2"><text:line-break/></text:span><text:span text:style-name="T4">+tsig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27.8cm" svg:y1="11.4cm" svg:x2="39.8cm" svg:y2="11.4cm" draw:start-shape="id22" draw:start-glue-point="1" draw:end-shape="id25" draw:end-glue-point="3" svg:d="M27800 11400h12000" svg:viewBox="0 0 12001 1">
          <text:p/>
        </draw:connector>
        <draw:connector draw:style-name="gr7" draw:text-style-name="P5" draw:layer="layout" draw:type="curve" draw:line-skew="0cm 5.981cm" svg:x1="44.4cm" svg:y1="11.4cm" svg:x2="8.7cm" svg:y2="11.4cm" draw:start-shape="id25" draw:start-glue-point="1" draw:end-shape="id21" draw:end-glue-point="3" svg:d="M44400 11400c751 0 501 5100-17850 5100s-18601-5100-17850-5100" svg:viewBox="0 0 36129 5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4:03:31.496482548</meta:creation-date>
    <dc:date>2018-03-15T16:58:09.284127656</dc:date>
    <meta:editing-duration>PT12M18S</meta:editing-duration>
    <meta:editing-cycles>2</meta:editing-cycles>
    <meta:generator>LibreOffice/5.4.5.1$Linux_X86_64 LibreOffice_project/40m0$Build-1</meta:generator>
    <meta:document-statistic meta:object-count="95"/>
  </office:meta>
</office:document-meta>
</file>